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2" table:default-cell-style-name="ce4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<text:s/>времени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Пространство</text:p>
          </table:table-cell>
          <table:table-cell office:value-type="string">
            <text:p>Пространства, меняющиеся во времени <text:s text:c="11"/><text:span text:style-name="T1">меры, единицы измерения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Время</text:p>
          </table:table-cell>
          <table:table-cell table:style-name="ce3" office:value-type="string">
            <text:p>Философия времени <text:s/><text:span text:style-name="T2">хронология, хронометрия, естественная и социальная истории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Существующая во времени материальная реальность <text:span text:style-name="T3">изменяющиеся со временем материальные реальности, рождающиеся материальные реальности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Биологическая реальность</text:p>
          </table:table-cell>
          <table:table-cell office:value-type="string">
            <text:p>Существующие во времени биологические реальности <text:s text:c="3"/><text:span text:style-name="T3">циклы жизни, сукцессии, пищевые цепи, метаморфизм, <text:s/>рост, развитие, размножение, умирание, палеонтологическая история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Социальная реальность</text:p>
          </table:table-cell>
          <table:table-cell office:value-type="string">
            <text:p>Существующая во времени социальная реальность <text:span text:style-name="T3">события и происшествия, изменяющаяся во времени социальная реальность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office:value-type="string">
            <text:p>Идеи времен, дух времени и ценности времени <text:s text:c="3"/><text:span text:style-name="T1">ритм, музыка</text:span></text:p>
          </table:table-cell>
          <table:table-cell table:number-columns-repeated="249"/>
        </table:table-row>
        <table:table-row table:style-name="ro1" table:number-rows-repeated="65528">
          <table:table-cell table:number-columns-repeated="251"/>
        </table:table-row>
        <table:table-row table:style-name="ro1"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2:17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50:16</meta:creation-date>
    <dc:creator>simon kordonsky</dc:creator>
    <dc:date>2009-08-23T12:17:29</dc:date>
    <dc:language>ru-RU</dc:language>
    <meta:editing-cycles>3</meta:editing-cycles>
    <meta:editing-duration>PT00H05M25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